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13f" officeooo:paragraph-rsid="000cb13f"/>
    </style:style>
    <style:style style:name="P2" style:family="paragraph" style:parent-style-name="Heading_20_3">
      <style:text-properties officeooo:rsid="001c3ae3" officeooo:paragraph-rsid="001c3ae3"/>
    </style:style>
    <style:style style:name="P3" style:family="paragraph" style:parent-style-name="Heading_20_3">
      <style:text-properties officeooo:rsid="001e94fd" officeooo:paragraph-rsid="001e94fd"/>
    </style:style>
    <style:style style:name="P4" style:family="paragraph" style:parent-style-name="Heading_20_3">
      <style:text-properties officeooo:rsid="0021c4a9" officeooo:paragraph-rsid="0021c4a9"/>
    </style:style>
    <style:style style:name="P5" style:family="paragraph" style:parent-style-name="Text_20_body" style:list-style-name="List_20_1">
      <style:text-properties officeooo:rsid="0013dae5" officeooo:paragraph-rsid="0013dae5"/>
    </style:style>
    <style:style style:name="P6" style:family="paragraph" style:parent-style-name="Text_20_body" style:list-style-name="List_20_1">
      <style:text-properties officeooo:rsid="001aabf7" officeooo:paragraph-rsid="001aabf7"/>
    </style:style>
    <style:style style:name="P7" style:family="paragraph" style:parent-style-name="Text_20_body">
      <style:text-properties officeooo:paragraph-rsid="002a30b4"/>
    </style:style>
    <style:style style:name="P8" style:family="paragraph" style:parent-style-name="Text_20_body" style:list-style-name="List_20_1">
      <style:text-properties officeooo:rsid="002aec23" officeooo:paragraph-rsid="002aec23"/>
    </style:style>
    <style:style style:name="P9" style:family="paragraph" style:parent-style-name="Heading_20_2">
      <style:text-properties officeooo:rsid="0013dae5" officeooo:paragraph-rsid="0013dae5"/>
    </style:style>
    <style:style style:name="P10" style:family="paragraph" style:parent-style-name="Heading_20_2">
      <style:text-properties officeooo:rsid="001c1e17" officeooo:paragraph-rsid="001c1e17"/>
    </style:style>
    <style:style style:name="T1" style:family="text">
      <style:text-properties officeooo:rsid="0002a2dd"/>
    </style:style>
    <style:style style:name="T2" style:family="text">
      <style:text-properties officeooo:rsid="0005a933"/>
    </style:style>
    <style:style style:name="T3" style:family="text">
      <style:text-properties officeooo:rsid="00067da8"/>
    </style:style>
    <style:style style:name="T4" style:family="text">
      <style:text-properties officeooo:rsid="000738d7"/>
    </style:style>
    <style:style style:name="T5" style:family="text">
      <style:text-properties officeooo:rsid="000801af"/>
    </style:style>
    <style:style style:name="T6" style:family="text">
      <style:text-properties officeooo:rsid="000a51be"/>
    </style:style>
    <style:style style:name="T7" style:family="text">
      <style:text-properties officeooo:rsid="000b3b33"/>
    </style:style>
    <style:style style:name="T8" style:family="text">
      <style:text-properties officeooo:rsid="000cb13f"/>
    </style:style>
    <style:style style:name="T9" style:family="text">
      <style:text-properties officeooo:rsid="000d22c3"/>
    </style:style>
    <style:style style:name="T10" style:family="text">
      <style:text-properties officeooo:rsid="000e2f1c"/>
    </style:style>
    <style:style style:name="T11" style:family="text">
      <style:text-properties officeooo:rsid="0013a08c"/>
    </style:style>
    <style:style style:name="T12" style:family="text">
      <style:text-properties officeooo:rsid="00142dbd"/>
    </style:style>
    <style:style style:name="T13" style:family="text">
      <style:text-properties officeooo:rsid="001627b8"/>
    </style:style>
    <style:style style:name="T14" style:family="text">
      <style:text-properties officeooo:rsid="00171bdb"/>
    </style:style>
    <style:style style:name="T15" style:family="text">
      <style:text-properties officeooo:rsid="001aabf7"/>
    </style:style>
    <style:style style:name="T16" style:family="text">
      <style:text-properties officeooo:rsid="001ff6ee"/>
    </style:style>
    <style:style style:name="T17" style:family="text">
      <style:text-properties officeooo:rsid="00249a88"/>
    </style:style>
    <style:style style:name="T18" style:family="text">
      <style:text-properties officeooo:rsid="002502f0"/>
    </style:style>
    <style:style style:name="T19" style:family="text">
      <style:text-properties officeooo:rsid="00266a84"/>
    </style:style>
    <style:style style:name="T20" style:family="text">
      <style:text-properties officeooo:rsid="00283278"/>
    </style:style>
    <style:style style:name="T21" style:family="text">
      <style:text-properties officeooo:rsid="002a30b4"/>
    </style:style>
    <style:style style:name="T22" style:family="text">
      <style:text-properties officeooo:rsid="002bf2d6"/>
    </style:style>
    <style:style style:name="T23" style:family="text">
      <style:text-properties officeooo:rsid="002d4c04"/>
    </style:style>
    <style:style style:name="T24" style:family="text">
      <style:text-properties officeooo:rsid="002e64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Architettura del </text:span>sistema</text:h>
      <text:p text:style-name="Text_20_body"><text:span text:style-name="T7">Lo s</text:span>copo del progetto è <text:span text:style-name="T7">di realizzare</text:span> un sistema che <text:span text:style-name="T7">sappia analizzare e giudicare lo stato di salute e fitness di un soggetto </text:span>tramite tecniche di <text:span text:style-name="T2">M</text:span>achine <text:span text:style-name="T2">L</text:span>earning.</text:p>
      <text:p text:style-name="Text_20_body">Sono stati utilizzati dei dati riguardanti rilevazioni effettuate su diversi aspetti fisiologici e comportamentali di un utente, che verranno definiti attributi.</text:p>
      <text:p text:style-name="Text_20_body">Il training del sistema avviene, quindi, tramite un file che contiene una serie di rilevazioni di più utenti. <text:span text:style-name="T8">Il sistema dapprima classifica questi utenti in base a valori medi presenti nella letteratura medica, e in seguito utilizza i loro dati per avere un quadro generale di come si comporti e che dati medici abbia un utente in salute.</text:span></text:p>
      <text:p text:style-name="Text_20_body">La lista degli attributi, <text:span text:style-name="T3">invece,</text:span> viene suddivisa in <text:span text:style-name="T8">3</text:span> gruppi. Ogni grupp<text:span text:style-name="T8">o</text:span> contiene attributi <text:span text:style-name="T4">medicalmente </text:span>rilevanti tra di loro. Un grupp<text:span text:style-name="T3">o</text:span>, in particolare, verrà utilizzat<text:span text:style-name="T5">o</text:span> come <text:span text:style-name="T3">gruppo</text:span> dello stato di salute di una persona (e non della forma fisica) in quanto comprende tutti gli attributi <text:span text:style-name="T8">principali </text:span>dello stato di salute di una persona.</text:p>
      <text:p text:style-name="Text_20_body">Dopodichè, una volta effettuato il training, un utente che vorrà conoscere il proprio stato di salute dovrà semplicemente inserire le proprie rilevazioni e il sistema darà un giudizio per ogni gruppo di attributi (se in salute, poco in salute o scarsamente in salute).</text:p>
      <text:p text:style-name="P1"/>
      <text:h text:style-name="Heading_20_1" text:outline-level="1">Implementazione</text:h>
      <text:p text:style-name="Text_20_body">Il progetto di compone di diverse componenti.</text:p>
      <text:p text:style-name="Text_20_body">Innanzitutto si ha il file training.py che si occupa di effettuare il training. Per poter <text:span text:style-name="T9">essere eseguito</text:span> necessita dei seguenti file: il file data.csv, che contiene le rilevazioni di tutti gli utenti, e del file userinfo.csv, che contiene i dati principali di ogni utente (come età e sesso).</text:p>
      <text:p text:style-name="Text_20_body">Lo script produce in output diversi file che contengono i dati di training del sistema.</text:p>
      <text:p text:style-name="Text_20_body">Dopodichè si deve far girare il file analyze.py che si occupa di prendere i dati in input dell’utente che desidera una valutazione del proprio stato di salute, e dopo aver utilizzato i dati di training del sistema, produce in output il risultato della propria analisi.</text:p>
      <text:p text:style-name="Text_20_body">Per facilitare il debu<text:span text:style-name="T11">g</text:span>ging del sistema, è presente anche uno script, make_subset.py, <text:span text:style-name="T10">che crea un subset del file data.csv dopo aver specificato di quanti utenti si vogliano le rilevazioni.</text:span></text:p>
      <text:p text:style-name="Text_20_body">Tutte le variabili principali del sistema sono presenti nel file define.py e possono essere cambiate a piacimento.</text:p>
      <text:h text:style-name="Heading_20_2" text:outline-level="2">Descrizione dettagliata</text:h>
      <text:p text:style-name="Text_20_body">Il file training.py legge la lista degli utenti <text:span text:style-name="T12">dal file userinfo.csv.</text:span></text:p>
      <text:p text:style-name="Text_20_body">Poi divide la lista in <text:span text:style-name="T17">2</text:span> categorie: utenti utilizzati per il training e quelli per <text:span text:style-name="T20">il testing</text:span>.</text:p>
      <text:p text:style-name="Text_20_body">Dopodichè raggruppa le rilevazioni di ogni utente per ogni mese. <text:span text:style-name="T13">Bisogna considerare che le rilevazioni sono state effettuare nell’arco di 12 mesi e che lo stato di forma/salute di un utente può variare nell’arco di un anno, per cui ogni utente avrà una valutazione differente per ciascun mese.</text:span></text:p>
      <text:p text:style-name="Text_20_body"><text:soft-page-break/>Inoltre le rilevazioni degli attributi sono raggruppate in 3 gruppi: il gruppo di salute generale, quello del sonno e quello delle attività sportive.</text:p>
      <text:p text:style-name="Text_20_body">Per ogni utente, mese e gruppo ne viene fatta, <text:span text:style-name="T13">quindi,</text:span> la media delle rilevazioni presenti.</text:p>
      <text:p text:style-name="Text_20_body"><text:span text:style-name="T1">A questo punto bisognerà eliminare tutte le mensilità degli utenti che non hanno rilevazioni frequenti. </text:span>Se ogni attributo non ha almeno <text:span text:style-name="T18">un certo numero</text:span> rilevazioni per ogni mese, allora tutto il gruppo rilevato di quel mese viene scartato per mancanza di rilevazioni. Tutti i parametri di training sono facilmente modificabili grazie a variabili globali presenti in ciascun file.</text:p>
      <text:p text:style-name="Text_20_body">Dopodichè ogni attributo di ogni gruppo di ogni mese di ogni utente viene confrontato con i valori medi presenti in letteratura medica. <text:span text:style-name="T1">Secondo diverse ricerche mediche, ogni attributo di salute ha dei valori che possono essere definiti in salute o meno, p</text:span>e<text:span text:style-name="T14">r cui</text:span> se l’attributo ha un valore che rientra in quel range, il suo gruppo prende un punto, altrimenti ne sottrae uno. Questa valutazione dei gruppi viene fatta per ogni mese.</text:p>
      <text:p text:style-name="Text_20_body">Chiaramente verrà fatta l’assunzione che un utente in salute abbia anche comportamenti idonei. Questo non è vero per ogni caso, ma nella maggior parte si, e lo scopo è di far emergere i comportamenti corretti su un <text:span text:style-name="T6">campione</text:span> elevato di utenti.</text:p>
      <text:p text:style-name="Text_20_body">Alla fine di questa valutazione, viene fatto clustering di questi gruppi utilizzando queste valutazioni.</text:p>
      <text:p text:style-name="Text_20_body">Il clustering viene fatto con <text:span text:style-name="T20">K</text:span>-<text:span text:style-name="T20">M</text:span>eans e, quindi, ogni valutazione viene classificata in 3 gruppi (anche questo parametro può essere cambiato a piacimento).</text:p>
      <text:p text:style-name="Text_20_body">Ora sappiamo quali sono gli utenti che in un mese hanno avuto uno stato di salute ottimale.</text:p>
      <text:p text:style-name="Text_20_body">A questo punto si effettua il training vero e proprio tramite SVM che per ogni gruppo troverà gli iperpiani che dividono gli utenti in salute da quelli poco e scarsamente in salute.</text:p>
      <text:p text:style-name="Text_20_body">Tutti gli utenti vengono divisi in training e <text:span text:style-name="T20">validazione</text:span> tramite l’algoritmo K-Fold.</text:p>
      <text:p text:style-name="P7">Per ogni partizione degli utenti del training <text:span text:style-name="T19">viene fatto un training del classificatore SVM e poi ne viene calcolata l’accuratezza con gli utenti della validazione. Se la percentuale di accuratezza non è maggiore di quella richiesta, allora vengono modificati degli iperparametri (gamma e penalty error). Il rate di incremento di questi due iperparametri può essere modificato a propria scelta.</text:span></text:p>
      <text:p text:style-name="Text_20_body">Dopodichè si continua con il K-Fold testing fino a che non viene testata anche l’ultima partizione ed, eventualmente, modificati gli iperparametri.</text:p>
      <text:p text:style-name="Text_20_body">Alla fine viene utilizzata la parte di utenti (che hanno subito lo stesso processo degli altri di valutazione dei gruppi) di <text:span text:style-name="T21">testing</text:span> per vedere l’accuratezza del sistema.</text:p>
      <text:p text:style-name="Text_20_body">Va specificato che il sistema, ovviamente, crea modelli diversi per uomini e donne, e anche per fasce d’età (fino a 30 anni, fino a 60 e restanti). <text:span text:style-name="T23">Il numero e l’età massima di q</text:span>ueste fasce d’età possono essere cambiate o aggiunte <text:span text:style-name="T24">a piacimento</text:span>.</text:p>
      <text:h text:style-name="P10" text:outline-level="2">Istruzioni per l’esecuzione</text:h>
      <text:h text:style-name="P2" text:outline-level="3">Prerequisiti</text:h>
      <text:p text:style-name="Text_20_body">Installare python3 e pip per python3 (il package manager di python). Entrambi sono presenti nei repository delle principali distribuzioni Linux (e Mac).</text:p>
      <text:p text:style-name="Text_20_body"><text:soft-page-break/>Poi, utilizzando pip, installare i vari pacchetti python presenti nel file requirements.txt.</text:p>
      <text:h text:style-name="P3" text:outline-level="3">Training</text:h>
      <text:p text:style-name="Text_20_body">Copiare sotto la cartella dataset i file data.csv (rilevazioni degli utenti) e userinfo.csv (lista degli utenti con altre informazioni).</text:p>
      <text:p text:style-name="Text_20_body">Dopodichè eseguire il file training.py con python3 ed attendere che il training sia completato.</text:p>
      <text:p text:style-name="Text_20_body">Nel file define.py ci sono diverse variabili dell’intero sistema.</text:p>
      <text:p text:style-name="Text_20_body">Una di queste, ad esempio, è la percentuale minima di accuratezza del sistema.</text:p>
      <text:p text:style-name="Text_20_body">Il sistema effettua una verifica del proprio training e scarta i modelli creati se non si è raggiunta una percentuale sufficiente di accuratezza. Si consider<text:span text:style-name="T16">i</text:span> che una percentuale troppo bassa rischia di rendere il training poco accurato, mentre con una percentuale troppo alta si ha il rischio di overfitting.</text:p>
      <text:h text:style-name="P4" text:outline-level="3">Analisi</text:h>
      <text:p text:style-name="Text_20_body">Basta eseguire il file analyze.py con python3 e inserire le rilevazioni dell’utente ed attendere i risultati. Se non si è in possesso di tutte le rilevazioni, verranno analizzate solo i gruppi di attributi che hanno tutte le rilevazioni.</text:p>
      <text:h text:style-name="P9" text:outline-level="2">Algoritmi di Machine Learning utilizzati</text:h>
      <text:list xml:id="list3209272987" text:style-name="List_20_1">
        <text:list-item>
          <text:p text:style-name="P8">Training/testing user<text:span text:style-name="T22">s</text:span> split</text:p>
        </text:list-item>
        <text:list-item>
          <text:p text:style-name="P5">Kmeans</text:p>
        </text:list-item>
        <text:list-item>
          <text:p text:style-name="P5">SVM <text:span text:style-name="T15">(con variazione di iperparametri)</text:span></text:p>
        </text:list-item>
        <text:list-item>
          <text:p text:style-name="P6">K-Fold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6:08:21.294755506</meta:creation-date>
    <dc:date>2019-09-06T10:09:14.979728360</dc:date>
    <meta:editing-duration>PT3H49M6S</meta:editing-duration>
    <meta:editing-cycles>38</meta:editing-cycles>
    <meta:generator>LibreOffice/6.1.4.2$Linux_X86_64 LibreOffice_project/edc26d7faf41e406360d34efe1e39fe03035f7b0</meta:generator>
    <meta:document-statistic meta:table-count="0" meta:image-count="0" meta:object-count="0" meta:page-count="3" meta:paragraph-count="48" meta:word-count="1105" meta:character-count="6997" meta:non-whitespace-character-count="5944"/>
  </office:meta>
</office:document-meta>
</file>